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, 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7b5d1" officeooo:paragraph-rsid="0017b5d1"/>
    </style:style>
    <style:style style:name="P5" style:family="paragraph" style:parent-style-name="Standard">
      <style:text-properties officeooo:paragraph-rsid="00196a02"/>
    </style:style>
    <style:style style:name="T1" style:family="text">
      <style:text-properties officeooo:rsid="0017b5d1"/>
    </style:style>
    <style:style style:name="T2" style:family="text">
      <style:text-properties officeooo:rsid="00196a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e confirm receipt of your application material.</text:p>
      <text:p text:style-name="Standard">As more applicants applied for this position than we originally anticipated, the careful consideration of all application material will require some time.</text:p>
      <text:p text:style-name="P5"><text:span text:style-name="T2">Thank you for your patience. We will contact you as soon as we have come to a decision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, 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Таблица1" style:family="table">
      <style:table-properties style:width="6.925in" table:align="margins" fo:background-color="transparent">
        <style:background-image/>
      </style:table-properties>
    </style:style>
    <style:style style:name="Таблица1.A" style:family="table-column">
      <style:table-column-properties style:column-width="2.3083in" style:rel-column-width="21845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fo:color="#808080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Table_20_Contents">
      <style:paragraph-properties fo:text-align="center" style:justify-single-word="false"/>
      <style:text-properties officeooo:rsid="0017b5d1" officeooo:paragraph-rsid="0017b5d1"/>
    </style:style>
    <style:style style:name="MT1" style:family="text">
      <style:text-properties officeooo:rsid="0017b5d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header>
        <text:p text:style-name="MP1">Куперштейн Дмитрий, P3113</text:p>
      </style:header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2"><text:time style:data-style-name="N51" text:time-value="2019-11-07T21:01:12.369138244" text:fixed="true">07.11.2019 21:01:12</text:time></text:p>
            </table:table-cell>
            <table:table-cell table:style-name="Таблица1.A1" office:value-type="string">
              <text:p text:style-name="MP2"><text:editing-duration style:data-style-name="N41">00:42:15</text:editing-duration></text:p>
            </table:table-cell>
            <table:table-cell table:style-name="Таблица1.A1" office:value-type="string">
              <text:p text:style-name="MP2"><text:page-count>1</text:page-count></text:p>
            </table:table-cell>
          </table:table-row>
          <table:table-row>
            <table:table-cell table:style-name="Таблица1.A1" office:value-type="string">
              <text:p text:style-name="MP3">время откр<text:span text:style-name="MT1">ы</text:span>тия документа</text:p>
            </table:table-cell>
            <table:table-cell table:style-name="Таблица1.A1" office:value-type="string">
              <text:p text:style-name="MP4">общее время редактирования</text:p>
            </table:table-cell>
            <table:table-cell table:style-name="Таблица1.A1" office:value-type="string">
              <text:p text:style-name="MP4">количество страниц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7T20:27:49.764296676</meta:creation-date>
    <dc:date>2019-11-07T21:51:32.362526769</dc:date>
    <meta:editing-duration>PT42M15S</meta:editing-duration>
    <meta:editing-cycles>4</meta:editing-cycles>
    <meta:generator>LibreOffice/6.3.2.2$Linux_X86_64 LibreOffice_project/30$Build-2</meta:generator>
    <meta:document-statistic meta:table-count="1" meta:image-count="0" meta:object-count="0" meta:page-count="1" meta:paragraph-count="10" meta:word-count="62" meta:character-count="410" meta:non-whitespace-character-count="358"/>
  </office:meta>
</office:document-meta>
</file>